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8000000080D45F7F9D.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4" style:family="table">
      <style:table-properties style:width="6.2986in" fo:margin-left="0.2056in" fo:margin-right="0.1889in" fo:margin-top="0.1965in" fo:margin-bottom="0.3938in" table:align="margins"/>
    </style:style>
    <style:style style:name="Table4.A" style:family="table-column">
      <style:table-column-properties style:column-width="0.4653in" style:rel-column-width="4841*"/>
    </style:style>
    <style:style style:name="Table4.B" style:family="table-column">
      <style:table-column-properties style:column-width="5.8333in" style:rel-column-width="60694*"/>
    </style:style>
    <style:style style:name="Table4.A1" style:family="table-cell">
      <style:table-cell-properties fo:padding="0.0382in" fo:border="none"/>
    </style:style>
    <style:style style:name="Table4.B1" style:family="table-cell">
      <style:table-cell-properties fo:padding="0.0382in" fo:border="0.0007in solid #000000"/>
    </style:style>
    <style:style style:name="P1" style:family="paragraph" style:parent-style-name="Table_20_Contents">
      <style:text-properties fo:font-size="11pt"/>
    </style:style>
    <style:style style:name="P2" style:family="paragraph" style:parent-style-name="Text_20_body">
      <style:text-properties fo:font-weight="normal" style:font-weight-asian="normal" style:font-weight-complex="normal"/>
    </style:style>
    <style:style style:name="T1" style:family="text">
      <style:text-properties fo:font-weight="normal" style:font-weight-asian="normal" style:font-weight-complex="normal"/>
    </style:style>
    <style:style style:name="fr1" style:family="graphic" style:parent-style-name="Graphics">
      <style:graphic-properties style:run-through="foreground" style:wrap="none" style:vertical-pos="bottom"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Black and white</text:h>
      <text:p text:style-name="Text_20_body"><text:span text:style-name="T1">Since its inception, with the first daguerreotype, photographies were captured in black and white by million of photographers. Today, with modern digital cameras, all the photos are shot in color but most, if not all, cameras allow to convert the image to black and white or sepia tone by enabling an option in a menu. However, sometimes a photo has an entirely different mood when seen in black and white and that's why many photographers want to convert their images to black and white.</text:span></text:p>
      <table:table table:name="Table4" table:style-name="Table4">
        <table:table-column table:style-name="Table4.A"/>
        <table:table-column table:style-name="Table4.B"/>
        <table:table-row>
          <table:table-cell table:style-name="Table4.A1" office:value-type="string">
            <text:p text:style-name="P1"><draw:frame draw:style-name="fr1" draw:name="graphics11" text:anchor-type="as-char" svg:width="0.2665in" svg:height="0.2665in" draw:z-index="0"><draw:image xlink:href="Pictures/100002010000008000000080D45F7F9D.png" xlink:type="simple" xlink:show="embed" xlink:actuate="onLoad"/></draw:frame> </text:p>
          </table:table-cell>
          <table:table-cell table:style-name="Table4.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that is an image that must be developed to form the final picture.</text:p>
          </table:table-cell>
        </table:table-row>
      </table:table>
      <text:p text:style-name="Text_20_body"><text:span text:style-name="T1">Capturing black and white photos force a different point of view for photographers, because human beings see in color and the world is full of color, but a black and white images is only defined by contrast between light and shadows.</text:span></text:p>
      <text:p text:style-name="Text_20_body"><text:span text:style-name="T1">Why someone may want to shoot in black and white ? The answer is multi-faceted : for example, to concentrate on shapes and discard “unuseful” information (like color) or to underline the force of shadows and light for a particular composition. For any reason, this workflow explain how to do convert an image to black and white (B/W from nows on) with darktable.</text:span></text:p>
      <text:h text:style-name="Darktable_20_heading_20_2" text:outline-level="3"><text:span text:style-name="T1">Perception of color by human eye</text:span></text:h>
      <text:p text:style-name="Darktable_20_text"><text:span text:style-name="T1">The light is part of the electromagnetic spectrum visible by the human eye</text:span></text:p>
      <text:h text:style-name="Darktable_20_heading_20_2" text:outline-level="3"><text:span text:style-name="T1">Sensors, filters and colors</text:span></text:h>
      <text:p text:style-name="Text_20_body"><text:span text:style-name="T1">To explain how a picture is captured by a digital camera, we must explain how the light hits the sensor from the environment.</text:span></text:p>
      <text:p text:style-name="Text_20_body"><text:span text:style-name="T1">The main components of <text:s/>any digital camera are the lens and the image sensor . A ray of light hits the lens, which focuses it to a part of the sensor. The energy of the ray is converted in an electronic signal, which in turn is converted to a color value to be stored in a file in the memory card of the camera.</text:span></text:p>
      <text:p text:style-name="Text_20_body"><text:span text:style-name="T1">However, color </text:span></text:p>
      <text:p text:style-name="Text_20_body"><text:span text:style-name="T1"/></text:p>
      <text:p text:style-name="Text_20_body"><text:span text:style-name="T1">TODO : images to explain the light and the sens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8H3M29S</meta:editing-duration>
    <meta:editing-cycles>19</meta:editing-cycles>
    <meta:generator>LibreOffice/3.3$Unix LibreOffice_project/330m19$Build-202</meta:generator>
    <meta:initial-creator>Nicholas </meta:initial-creator>
    <dc:date>2011-05-08T18:27:15</dc:date>
    <dc:creator>Mario Latronico</dc:creator>
    <meta:document-statistic meta:table-count="1" meta:image-count="1" meta:object-count="0" meta:page-count="1" meta:paragraph-count="16" meta:word-count="407" meta:character-count="2261"/>
  </office:meta>
</office:document-meta>
</file>